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2.71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826cm"/>
    </style:style>
    <style:style style:name="Tableau1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0.748cm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16" style:family="table-row">
      <style:table-row-properties style:row-height="0.607cm"/>
    </style:style>
    <style:style style:name="Tableau1.A16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9" style:family="table-row">
      <style:table-row-properties style:row-height="1.415cm"/>
    </style:style>
    <style:style style:name="Tableau1.A19" style:family="table-cell">
      <style:table-cell-properties fo:padding="0.097cm" fo:border-left="0.035cm solid #000000" fo:border-right="none" fo:border-top="none" fo:border-bottom="0.035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text-properties style:font-name="Microsoft Sans Serif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Microsoft Sans Serif1" fo:font-size="9pt" style:font-size-asian="9pt" style:font-size-complex="9pt"/>
    </style:style>
    <style:style style:name="P11" style:family="paragraph" style:parent-style-name="Table_20_Contents">
      <style:text-properties style:font-name="Microsoft Sans Serif1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Microsoft Sans Serif1" fo:font-size="7pt" style:font-size-asian="7pt" style:font-size-complex="7pt"/>
    </style:style>
    <style:style style:name="P14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5" style:family="paragraph" style:parent-style-name="Table_20_Contents">
      <style:paragraph-properties fo:margin-left="0.168cm" fo:margin-right="0.009cm" fo:text-align="start" style:justify-single-word="false" fo:text-indent="0cm" style:auto-text-indent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7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8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9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1" style:family="paragraph" style:parent-style-name="Table_20_Contents">
      <style:paragraph-properties fo:margin-left="0.009cm" fo:margin-right="0.168cm" fo:text-align="center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2" style:family="paragraph" style:parent-style-name="Standard">
      <style:text-properties style:font-name="Arial" fo:font-size="6pt" style:font-size-asian="6pt" style:font-size-complex="6pt"/>
    </style:style>
    <style:style style:name="P23" style:family="paragraph" style:parent-style-name="Heading_20_2">
      <style:paragraph-properties fo:margin-left="0cm" fo:margin-right="7.805cm" fo:margin-top="0cm" fo:margin-bottom="0.011cm" fo:text-align="center" style:justify-single-word="false" fo:text-indent="0cm" style:auto-text-indent="false"/>
      <style:text-properties style:font-name="Microsoft Sans Serif1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Microsoft Sans Serif1"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[eleves;block=begin]<text:span text:style-name="T5">FICHE SCOLAIRE DU DIPLÔME NATIONAL DU BREVET</text:span></text:p>
      <text:h text:style-name="P23" text:outline-level="2">série COLLEGE, option de série LV2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5">[eleves.ecole]</text:p>
            <text:p text:style-name="P5">[eleves.adresse1]</text:p>
            <text:p text:style-name="P5">[eleves.adresse2]</text:p>
            <text:p text:style-name="P5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B2" office:value-type="string">
            <text:p text:style-name="P3">DISCIPLINES</text:p>
          </table:table-cell>
          <table:table-cell table:style-name="Tableau1.B2" office:value-type="string">
            <text:p text:style-name="P13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2" office:value-type="string">
            <text:p text:style-name="P13">Note moyenne de l'élève</text:p>
          </table:table-cell>
          <table:table-cell table:style-name="Tableau1.F3" office:value-type="string">
            <text:p text:style-name="P5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20">[eleves.101.3;magnet=br; mtype=*m] /20</text:p>
          </table:table-cell>
          <table:table-cell table:style-name="Tableau1.C4" table:number-columns-spanned="2" office:value-type="string">
            <text:p text:style-name="P10">[eleves.101.4;magnet=br; mtype=*m]</text:p>
          </table:table-cell>
          <table:covered-table-cell/>
          <table:table-cell table:style-name="Tableau1.A4" office:value-type="string">
            <text:p text:style-name="P20">[eleves.101.1;magnet=br; mtype=*m] /20</text:p>
          </table:table-cell>
          <table:table-cell table:style-name="Tableau1.F4" office:value-type="string">
            <text:p text:style-name="P6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20">[eleves.102.3;magnet=br; mtype=*m] /20</text:p>
          </table:table-cell>
          <table:table-cell table:style-name="Tableau1.C4" table:number-columns-spanned="2" office:value-type="string">
            <text:p text:style-name="P10">[eleves.102.4;magnet=br; mtype=*m]</text:p>
          </table:table-cell>
          <table:covered-table-cell/>
          <table:table-cell table:style-name="Tableau1.A4" office:value-type="string">
            <text:p text:style-name="P20">[eleves.102.1;magnet=br; mtype=*m] /20</text:p>
          </table:table-cell>
          <table:table-cell table:style-name="Tableau1.F4" office:value-type="string">
            <text:p text:style-name="P14"><draw:frame text:anchor-type="as-char" draw:z-index="0" draw:style-name="gr1" draw:text-style-name="P25" svg:width="0.401cm" svg:height="0.401cm"><draw:text-box><text:p><text:span text:style-name="T7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1">Première langue vivante étrangère</text:p>
          </table:table-cell>
          <table:table-cell table:style-name="Tableau1.A4" office:value-type="string">
            <text:p text:style-name="P20">[eleves.103.3;magnet=br; mtype=*m] /20</text:p>
          </table:table-cell>
          <table:table-cell table:style-name="Tableau1.C4" table:number-columns-spanned="2" office:value-type="string">
            <text:p text:style-name="P10">[eleves.103.4;magnet=br; mtype=*m]</text:p>
          </table:table-cell>
          <table:covered-table-cell/>
          <table:table-cell table:style-name="Tableau1.A4" office:value-type="string">
            <text:p text:style-name="P20">[eleves.103.1;magnet=br; mtype=*m] /20</text:p>
          </table:table-cell>
          <table:table-cell table:style-name="Tableau1.F4" office:value-type="string">
            <text:p text:style-name="P14"><draw:frame text:anchor-type="as-char" draw:z-index="1" draw:style-name="gr2" draw:text-style-name="P25" svg:width="0.401cm" svg:height="0.401cm"><draw:text-box><text:p><text:span text:style-name="T7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de la vie et de la terre</text:p>
          </table:table-cell>
          <table:table-cell table:style-name="Tableau1.A4" office:value-type="string">
            <text:p text:style-name="P20">[eleves.104.3;magnet=br; mtype=*m] /20</text:p>
          </table:table-cell>
          <table:table-cell table:style-name="Tableau1.C4" table:number-columns-spanned="2" office:value-type="string">
            <text:p text:style-name="P10">[eleves.104.4;magnet=br; mtype=*m]</text:p>
          </table:table-cell>
          <table:covered-table-cell/>
          <table:table-cell table:style-name="Tableau1.A4" office:value-type="string">
            <text:p text:style-name="P20">[eleves.104.1;magnet=br; mtype=*m] /20</text:p>
          </table:table-cell>
          <table:table-cell table:style-name="Tableau1.F7" office:value-type="string">
            <text:p text:style-name="P16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20">[eleves.105.3;magnet=br; mtype=*m] /20</text:p>
          </table:table-cell>
          <table:table-cell table:style-name="Tableau1.C4" table:number-columns-spanned="2" office:value-type="string">
            <text:p text:style-name="P10">[eleves.105.4;magnet=br; mtype=*m]</text:p>
          </table:table-cell>
          <table:covered-table-cell/>
          <table:table-cell table:style-name="Tableau1.A4" office:value-type="string">
            <text:p text:style-name="P20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20">[eleves.106.3;magnet=br; mtype=*m] /20</text:p>
          </table:table-cell>
          <table:table-cell table:style-name="Tableau1.C4" table:number-columns-spanned="2" office:value-type="string">
            <text:p text:style-name="P10">[eleves.106.4;magnet=br; mtype=*m]</text:p>
          </table:table-cell>
          <table:covered-table-cell/>
          <table:table-cell table:style-name="Tableau1.A4" office:value-type="string">
            <text:p text:style-name="P20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Arts Plastiques</text:p>
          </table:table-cell>
          <table:table-cell table:style-name="Tableau1.A4" office:value-type="string">
            <text:p text:style-name="P20">[eleves.107.3;magnet=br; mtype=*m] /20</text:p>
          </table:table-cell>
          <table:table-cell table:style-name="Tableau1.C4" table:number-columns-spanned="2" office:value-type="string">
            <text:p text:style-name="P10">[eleves.107.4;magnet=br; mtype=*m]</text:p>
          </table:table-cell>
          <table:covered-table-cell/>
          <table:table-cell table:style-name="Tableau1.A4" office:value-type="string">
            <text:p text:style-name="P20">[eleves.107.1;magnet=br; mtype=*m] /20</text:p>
          </table:table-cell>
          <table:table-cell table:style-name="Tableau1.F1" office:value-type="string">
            <text:p text:style-name="P5"/>
          </table:table-cell>
        </table:table-row>
        <table:table-row table:style-name="Tableau1.4">
          <table:table-cell table:style-name="Tableau1.A4" office:value-type="string">
            <text:p text:style-name="P2">Éducation musicale</text:p>
          </table:table-cell>
          <table:table-cell table:style-name="Tableau1.A4" office:value-type="string">
            <text:p text:style-name="P20">[eleves.108.3;magnet=br; mtype=*m] /20</text:p>
          </table:table-cell>
          <table:table-cell table:style-name="Tableau1.C4" table:number-columns-spanned="2" office:value-type="string">
            <text:p text:style-name="P10">[eleves.108.4;magnet=br; mtype=*m]</text:p>
          </table:table-cell>
          <table:covered-table-cell/>
          <table:table-cell table:style-name="Tableau1.A4" office:value-type="string">
            <text:p text:style-name="P20">[eleves.108.1;magnet=br; mtype=*m] /20</text:p>
          </table:table-cell>
          <table:table-cell table:style-name="Tableau1.F1" office:value-type="string">
            <text:p text:style-name="P5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20">[eleves.109.3;magnet=br; mtype=*m] /20</text:p>
          </table:table-cell>
          <table:table-cell table:style-name="Tableau1.C4" table:number-columns-spanned="2" office:value-type="string">
            <text:p text:style-name="P10">[eleves.109.4;magnet=br; mtype=*m]</text:p>
          </table:table-cell>
          <table:covered-table-cell/>
          <table:table-cell table:style-name="Tableau1.A4" office:value-type="string">
            <text:p text:style-name="P20">[eleves.109.1;magnet=br; mtype=*m] /20</text:p>
          </table:table-cell>
          <table:table-cell table:style-name="Tableau1.F1" office:value-type="string">
            <text:p text:style-name="P6">Langue vivante étrangère</text:p>
          </table:table-cell>
        </table:table-row>
        <table:table-row table:style-name="Tableau1.4">
          <table:table-cell table:style-name="Tableau1.A4" office:value-type="string">
            <text:p text:style-name="P11">Deuxième langue vivante étrangère</text:p>
          </table:table-cell>
          <table:table-cell table:style-name="Tableau1.A4" office:value-type="string">
            <text:p text:style-name="P20">[eleves.110.3;magnet=br; mtype=*m] /20</text:p>
          </table:table-cell>
          <table:table-cell table:style-name="Tableau1.C4" table:number-columns-spanned="2" office:value-type="string">
            <text:p text:style-name="P10">[eleves.110.4;magnet=br; mtype=*m]</text:p>
          </table:table-cell>
          <table:covered-table-cell/>
          <table:table-cell table:style-name="Tableau1.A4" office:value-type="string">
            <text:p text:style-name="P20">[eleves.110.1;magnet=br; mtype=*m] /20</text:p>
          </table:table-cell>
          <table:table-cell table:style-name="Tableau1.F1" office:value-type="string">
            <text:p text:style-name="P15"><draw:frame text:anchor-type="as-char" draw:z-index="2" draw:style-name="gr1" draw:text-style-name="P25" svg:width="0.401cm" svg:height="0.401cm"><draw:text-box><text:p><text:span text:style-name="T7">[eleves.115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2">Note de vie scolaire</text:p>
          </table:table-cell>
          <table:table-cell table:style-name="Tableau1.A4" office:value-type="string">
            <text:p text:style-name="P20">[eleves.112.3;magnet=br; mtype=*m] /20</text:p>
          </table:table-cell>
          <table:table-cell table:style-name="Tableau1.C4" table:number-columns-spanned="2" office:value-type="string">
            <text:p text:style-name="P10">[eleves.112.4;magnet=br; mtype=*m]</text:p>
          </table:table-cell>
          <table:covered-table-cell/>
          <table:table-cell table:style-name="Tableau1.A4" office:value-type="string">
            <text:p text:style-name="P20">[eleves.112.1;magnet=br; mtype=*m] /20</text:p>
          </table:table-cell>
          <table:table-cell table:style-name="Tableau1.F1" office:value-type="string">
            <text:p text:style-name="P14"><draw:frame text:anchor-type="as-char" draw:z-index="3" draw:style-name="gr2" draw:text-style-name="P25" svg:width="0.401cm" svg:height="0.401cm"><draw:text-box><text:p><text:span text:style-name="T7">[eleves.115.0;if [val]='ME';then 'X';else ' '] </text:span></text:p></draw:text-box></draw:frame> ME<text:span text:style-name="T6"> </text:span><text:span text:style-name="T1">*</text:span><text:span text:style-name="T2"> - <text:s/>Maîtrise de certains éléments du socle</text:span></text:p>
          </table:table-cell>
        </table:table-row>
        <table:table-row table:style-name="Tableau1.4">
          <table:table-cell table:style-name="Tableau1.B2" office:value-type="string">
            <text:p text:style-name="P4">Option facultative : [eleves.113.2;magnet=br; mtype=*m]</text:p>
          </table:table-cell>
          <table:table-cell table:style-name="Tableau1.B2" office:value-type="string">
            <text:p text:style-name="P20">[eleves.113.3;magnet=br; mtype=*m] /20</text:p>
          </table:table-cell>
          <table:table-cell table:style-name="Tableau1.C3" table:number-columns-spanned="2" office:value-type="string">
            <text:p text:style-name="P10">[eleves.113.4;magnet=br; mtype=*m]</text:p>
          </table:table-cell>
          <table:covered-table-cell/>
          <table:table-cell table:style-name="Tableau1.B2" office:value-type="string">
            <text:p text:style-name="P21">[eleves.113.0;magnet=br; mtype=*m]</text:p>
          </table:table-cell>
          <table:table-cell table:style-name="Tableau1.F1" office:value-type="string">
            <text:p text:style-name="P18">*<text:span text:style-name="T4">Joindre obligatoirement l'attestation A2</text:span></text:p>
          </table:table-cell>
        </table:table-row>
        <table:table-row table:style-name="Tableau1.16">
          <table:table-cell table:style-name="Tableau1.A16" table:number-columns-spanned="3" office:value-type="string">
            <text:p text:style-name="P17">À titre indicatif</text:p>
          </table:table-cell>
          <table:covered-table-cell/>
          <table:covered-table-cell/>
          <table:table-cell table:style-name="Tableau1.B2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20">[eleves.121.3;magnet=br; mtype=*m] /20</text:p>
          </table:table-cell>
          <table:table-cell table:style-name="Tableau1.C4" table:number-columns-spanned="2" office:value-type="string">
            <text:p text:style-name="P7">[eleves.121.4;magnet=br; mtype=*m]</text:p>
          </table:table-cell>
          <table:covered-table-cell/>
          <table:table-cell table:style-name="Tableau1.A4" office:value-type="string">
            <text:p text:style-name="P12">[eleves.121.0;magnet=br; mtype=*m]</text:p>
          </table:table-cell>
          <table:table-cell table:style-name="Tableau1.F1" office:value-type="string">
            <text:p text:style-name="P19"/>
          </table:table-cell>
        </table:table-row>
        <table:table-row table:style-name="Tableau1.4">
          <table:table-cell table:style-name="Tableau1.B2" office:value-type="string">
            <text:p text:style-name="P2">Education civique</text:p>
          </table:table-cell>
          <table:table-cell table:style-name="Tableau1.B2" office:value-type="string">
            <text:p text:style-name="P20">[eleves.122.3;magnet=br; mtype=*m] /20</text:p>
          </table:table-cell>
          <table:table-cell table:style-name="Tableau1.C3" table:number-columns-spanned="2" office:value-type="string">
            <text:p text:style-name="P7">[eleves.122.4;magnet=br; mtype=*m]</text:p>
          </table:table-cell>
          <table:covered-table-cell/>
          <table:table-cell table:style-name="Tableau1.B2" office:value-type="string">
            <text:p text:style-name="P12">[eleves.122.0;magnet=br; mtype=*m]</text:p>
          </table:table-cell>
          <table:table-cell table:style-name="Tableau1.F1" office:value-type="string">
            <text:p text:style-name="P2"/>
          </table:table-cell>
        </table:table-row>
        <table:table-row table:style-name="Tableau1.19">
          <table:table-cell table:style-name="Tableau1.A19" table:number-columns-spanned="4" office:value-type="string">
            <text:p text:style-name="P9">Avis du Chef d'établissement</text:p>
            <text:p text:style-name="P8">[eleves.decision;magnet=br; mtype=*m] [eleves.appreciation;magnet=br; mtype=*m]</text:p>
            <text:p text:style-name="P8"/>
          </table:table-cell>
          <table:covered-table-cell/>
          <table:covered-table-cell/>
          <table:covered-table-cell/>
          <table:table-cell table:style-name="Tableau1.A19" office:value-type="string">
            <text:p text:style-name="P7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22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01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cm" fo:margin-bottom="0.01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18T23:42:04</dc:date>
    <dc:creator>Régis Bouguin</dc:creator>
    <meta:editing-duration>PT12H57M30S</meta:editing-duration>
    <meta:editing-cycles>81</meta:editing-cycles>
    <meta:generator>OpenOffice.org/3.1$Linux OpenOffice.org_project/310m11$Build-9399</meta:generator>
    <meta:document-statistic meta:table-count="1" meta:image-count="0" meta:object-count="0" meta:page-count="2" meta:paragraph-count="91" meta:word-count="277" meta:character-count="2917"/>
  </office:meta>
</office:document-meta>
</file>